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64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</text:p>
      <text:p text:style-name="P1"><text:s text:c="2"/>"status": "success",</text:p>
      <text:p text:style-name="P1"><text:s text:c="2"/>"data": {</text:p>
      <text:p text:style-name="P1"><text:s text:c="4"/>"privacy_policy": [</text:p>
      <text:p text:style-name="P1"><text:s text:c="6"/>{</text:p>
      <text:p text:style-name="P1"><text:s text:c="8"/>"id": 1,</text:p>
      <text:p text:style-name="P1"><text:s text:c="8"/>"title": "Kirish",</text:p>
      <text:p text:style-name="P1"><text:s text:c="8"/>[cite_start]"content": "Ushbu Maxfiylik Siyosati sizning shaxsiy ma’lumotlaringiz qanday tarzda to‘planishi, saqlanishi, ishlatilishi va himoya qilinishini belgilaydi[cite: 79]. [cite_start]Saytdan foydalanish orqali siz ushbu siyosat shartlariga rozilik bildirasiz[cite: 80]."</text:p>
      <text:p text:style-name="P1"><text:s text:c="6"/>},</text:p>
      <text:p text:style-name="P1"><text:s text:c="6"/>{</text:p>
      <text:p text:style-name="P1"><text:s text:c="8"/>"id": 2,</text:p>
      <text:p text:style-name="P1"><text:s text:c="8"/>"title": "1. Shaxsiy ma’lumotlarni to‘plash",</text:p>
      <text:p text:style-name="P1"><text:s text:c="8"/>"content": "**Sayt va ilova Siz haqingizdagi quyidagi shaxsiy ma’lumotlarni to‘plashi mumkin:**\n- F.I.Sh. (to‘liq ismingiz)[cite_start]\n- Telefon raqamingiz\n- Elektron pochta manzilingiz\n- Joylashuvingiz (IP-manzil, shahar, tarmoq ma’lumotlari)\n- E’lonlar va foydalanuvchi faoliyati haqidagi axborotlar [cite: 82-87][cite_start]\n\nSayt va ilova xizmatlaridan foydalanishingiz davomida bu ma’lumotlar sizning roziligingiz asosida avtomatik yoki bevosita tarzda olinadi[cite: 88]."</text:p>
      <text:p text:style-name="P1"><text:s text:c="6"/>},</text:p>
      <text:p text:style-name="P1"><text:s text:c="6"/>{</text:p>
      <text:p text:style-name="P1"><text:s text:c="8"/>"id": 3,</text:p>
      <text:p text:style-name="P1"><text:s text:c="8"/>"title": "2. Ma’lumotlardan foydalanish maqsadlari",</text:p>
      <text:p text:style-name="P1"><text:s text:c="8"/>[cite_start]"content": "**To‘plangan shaxsiy ma’lumotlar quyidagi maqsadlarda ishlatiladi:**\n- Hisob ochish va foydalanuvchini identifikatsiya qilish;\n- E’lonlar joylashtirish va ko‘rsatish xizmatlarini taqdim etish;\n- Texnik yordam va xizmat ko‘rsatishni yaxshilash;\n- Maxsus takliflar, yangiliklar va xabarnomalarni yuborish (rozilik asosida);\n- O‘zbekiston Respublikasi qonunchiligi talablariga rioya qilish [cite: 90-95]."</text:p>
      <text:p text:style-name="P1"><text:s text:c="6"/>},</text:p>
      <text:p text:style-name="P1"><text:s text:c="6"/>{</text:p>
      <text:p text:style-name="P1"><text:s text:c="8"/>"id": 4,</text:p>
      <text:p text:style-name="P1"><text:s text:c="8"/>"title": "3. Shaxsiy ma’lumotlarni saqlash va himoya qilish",</text:p>
      <text:p text:style-name="P1"><text:s text:c="8"/>[cite_start]"content": "**Sayt va ilova:**\n- Ma’lumotlaringizni maxfiy va xavfsiz tarzda saqlaydi;\n- Tashqi shaxslar va kompaniyalarga sizning roziligingizsiz berilmaydi (faqat qonuniy talablar bundan mustasno);\n- Ma’lumotlarga ruxsatsiz kirish, ularni yo‘qotish yoki o‘zgartirishga qarshi texnik va tashkiliy choralarni ko‘radi [cite: 97-100]."</text:p>
      <text:p text:style-name="P1"><text:s text:c="6"/>},</text:p>
      <text:p text:style-name="P1"><text:s text:c="6"/>{</text:p>
      <text:p text:style-name="P1"><text:s text:c="8"/>"id": 5,</text:p>
      <text:p text:style-name="P1"><text:s text:c="8"/>"title": "4. Ma’lumotlarni uchinchi tomonlarga uzatish",</text:p>
      <text:p text:style-name="P1"><text:s text:c="8"/>[cite_start]"content": "**Foydalanuvchi ma’lumotlari uchinchi tomonlarga faqat:**\n- Foydalanuvchining aniq roziligi bilan;\n- O‘zbekiston Respublikasining qonuniy talablariga binoan sud, tergov yoki davlat organlari talab qilgan hollarda;\n- Sayt va ilova faoliyatini yuritish uchun zarur bo‘lgan texnik xizmat ko‘rsatuvchi hamkorlarga (faqat xizmat doirasida va maxfiylik kelishuvi asosida) uzatiladi [cite: 102-105]."</text:p>
      <text:p text:style-name="P1"><text:s text:c="6"/>},</text:p>
      <text:p text:style-name="P1"><text:s text:c="6"/>{</text:p>
      <text:p text:style-name="P1"><text:s text:c="8"/>"id": 6,</text:p>
      <text:p text:style-name="P1"><text:s text:c="8"/>"title": "5. Cookie (Kuki) fayllar va avtomatik ma’lumotlar",</text:p>
      <text:p text:style-name="P1"><text:s text:c="8"/>[cite_start]"content": "**Sayt kuki-fayllardan foydalanishi mumkin:**\n- Foydalanuvchini eslab qolish;\n- Xizmatlarni moslashtirish;\n- Sayt faoliyatini tahlil qilish va rivojlantirish uchun <text:soft-page-break/>[cite: 107-110][cite_start].\n\nFoydalanuvchi xohlagan vaqtda brauzer sozlamalaridan kuki-fayllarni o‘chirib qo‘yishi yoki cheklashi mumkin[cite: 111]."</text:p>
      <text:p text:style-name="P1"><text:s text:c="6"/>},</text:p>
      <text:p text:style-name="P1"><text:s text:c="6"/>{</text:p>
      <text:p text:style-name="P1"><text:s text:c="8"/>"id": 7,</text:p>
      <text:p text:style-name="P1"><text:s text:c="8"/>"title": "6. Foydalanuvchining huquqlari",</text:p>
      <text:p text:style-name="P1"><text:s text:c="8"/>[cite_start]"content": "**Foydalanuvchi quyidagi huquqlarga ega:**\n- O‘z shaxsiy ma’lumotlariga kirish;\n- Ma’lumotlarini o‘zgartirish yoki o‘chirishni talab qilish;\n- Ma’lumotlar yig‘ilishiga rozilik bermaslik yoki rad etish;\n- Sayt va ilova faoliyatiga oid o‘zining maxfiylik huquqlari buzilgani haqida shikoyat qilish [cite: 113-117]."</text:p>
      <text:p text:style-name="P1"><text:s text:c="6"/>},</text:p>
      <text:p text:style-name="P1"><text:s text:c="6"/>{</text:p>
      <text:p text:style-name="P1"><text:s text:c="8"/>"id": 8,</text:p>
      <text:p text:style-name="P1"><text:s text:c="8"/>"title": "7. Bolalar huquqlari",</text:p>
      <text:p text:style-name="P1"><text:s text:c="8"/>"content": "Sayt 18 yoshga to‘lmagan bolalar uchun mo‘ljallanmagan. [cite_start]Bunday yoshdagi foydalanuvchilardan ongli tarzda shaxsiy ma’lumot yig‘ilmaydi[cite: 119]. [cite_start]Agar bu holat aniqlansa, u darhol o‘chiriladi[cite: 120]."</text:p>
      <text:p text:style-name="P1"><text:s text:c="6"/>},</text:p>
      <text:p text:style-name="P1"><text:s text:c="6"/>{</text:p>
      <text:p text:style-name="P1"><text:s text:c="8"/>"id": 9,</text:p>
      <text:p text:style-name="P1"><text:s text:c="8"/>"title": "8. Maxfiylik Siyosatining O‘zgarishi",</text:p>
      <text:p text:style-name="P1"><text:s text:c="8"/>"content": "Sayt va ilova ushbu siyosatni istalgan vaqtda yangilashi mumkin. [cite_start]O‘zgarishlar Saytda e’lon qilingach kuchga kiradi[cite: 122]. [cite_start]Foydalanuvchilarga siyosatni vaqti-vaqti bilan ko‘rib chiqish tavsiya etiladi[cite: 123]."</text:p>
      <text:p text:style-name="P1"><text:s text:c="6"/>},</text:p>
      <text:p text:style-name="P1"><text:s text:c="6"/>{</text:p>
      <text:p text:style-name="P1"><text:s text:c="8"/>"id": 10,</text:p>
      <text:p text:style-name="P1"><text:s text:c="8"/>"title": "9. Aloqa",</text:p>
      <text:p text:style-name="P1"><text:s text:c="8"/>[cite_start]"content": "Agar sizda savollar bo‘lsa yoki murojaat qilmoqchi bo‘lsangiz, quyidagi manzil orqali bog‘laning [cite: 125][cite_start]:\n\n**Email:** [email kiriting]\n**Telefon:** [raqam kiriting]\n**Manzil:** [ofis yoki yuridik manzil] [cite: 126]"</text:p>
      <text:p text:style-name="P1"><text:s text:c="6"/>}</text:p>
      <text:p text:style-name="P1"><text:s text:c="4"/>]</text:p>
      <text:p text:style-name="P1"><text:s text:c="2"/>}</text:p>
      <text:p text:style-name="P1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8T19:14:33.854342000</meta:creation-date>
    <dc:date>2025-11-28T19:18:12.438497000</dc:date>
    <meta:editing-duration>PT3M39S</meta:editing-duration>
    <meta:editing-cycles>1</meta:editing-cycles>
    <meta:document-statistic meta:table-count="0" meta:image-count="0" meta:object-count="0" meta:page-count="2" meta:paragraph-count="57" meta:word-count="441" meta:character-count="4369" meta:non-whitespace-character-count="3611"/>
    <meta:generator>LibreOffice/25.8.2.2$MacOSX_AARCH64 LibreOffice_project/d401f2107ccab8f924a8e2df40f573aab7605b6f</meta:generator>
  </office:meta>
</office:document-meta>
</file>